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boats256.comp" table:style-name="ta1">
        <table:shapes>
          <draw:frame draw:z-index="0" draw:style-name="gr1" draw:text-style-name="P1" svg:width="17.876cm" svg:height="10.153cm" svg:x="1.362cm" svg:y="0.1cm">
            <draw:object draw:notify-on-update-of-ranges="'boats256.comp'.K1:'boats256.comp'.K9 'boats256.comp'.L1:'boats256.comp'.L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6" table:default-cell-style-name="Default"/>
        <table:table-row table:style-name="ro1">
          <table:table-cell table:number-columns-repeated="10"/>
          <table:table-cell office:value-type="float" office:value="0" calcext:value-type="float">
            <text:p>0</text:p>
          </table:table-cell>
          <table:table-cell table:formula="of:=LOG([.M1])" office:value-type="float" office:value="4.45006426282523" calcext:value-type="float">
            <text:p>4.4500642628</text:p>
          </table:table-cell>
          <table:table-cell office:value-type="float" office:value="28188" calcext:value-type="float">
            <text:p>28188</text:p>
          </table:table-cell>
          <table:table-cell table:formula="of:=[.K1]*[.M1]" office:value-type="float" office:value="0" calcext:value-type="float">
            <text:p>0</text:p>
          </table:table-cell>
          <table:table-cell/>
          <table:table-cell office:value-type="string" calcext:value-type="string">
            <text:p>average</text:p>
          </table:table-cell>
          <table:table-cell table:formula="of:=SUM([.N1:.N9])/SUM([.M1:.M9])" office:value-type="float" office:value="1.0111704870005" calcext:value-type="float">
            <text:p>1.011170487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formula="of:=LOG([.M2])" office:value-type="float" office:value="4.84209102190496" calcext:value-type="float">
            <text:p>4.8420910219</text:p>
          </table:table-cell>
          <table:table-cell office:value-type="float" office:value="69517" calcext:value-type="float">
            <text:p>69517</text:p>
          </table:table-cell>
          <table:table-cell table:formula="of:=[.K2]*[.M2]" office:value-type="float" office:value="69517" calcext:value-type="float">
            <text:p>69517</text:p>
          </table:table-cell>
          <table:table-cell/>
          <table:table-cell office:value-type="string" calcext:value-type="string">
            <text:p>stdev</text:p>
          </table:table-cell>
          <table:table-cell table:formula="of:=STDEV([.M1:.M9])" office:value-type="float" office:value="23422.3270252505" calcext:value-type="float">
            <text:p>23422.3270252505</text:p>
          </table:table-cell>
        </table:table-row>
        <table:table-row table:style-name="ro1">
          <table:table-cell table:number-columns-repeated="10"/>
          <table:table-cell office:value-type="float" office:value="2" calcext:value-type="float">
            <text:p>2</text:p>
          </table:table-cell>
          <table:table-cell table:formula="of:=LOG([.M3])" office:value-type="float" office:value="4.30477048852326" calcext:value-type="float">
            <text:p>4.3047704885</text:p>
          </table:table-cell>
          <table:table-cell office:value-type="float" office:value="20173" calcext:value-type="float">
            <text:p>20173</text:p>
          </table:table-cell>
          <table:table-cell table:formula="of:=[.K3]*[.M3]" office:value-type="float" office:value="40346" calcext:value-type="float">
            <text:p>40346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3" calcext:value-type="float">
            <text:p>3</text:p>
          </table:table-cell>
          <table:table-cell table:formula="of:=LOG([.M4])" office:value-type="float" office:value="3.56561172490206" calcext:value-type="float">
            <text:p>3.5656117249</text:p>
          </table:table-cell>
          <table:table-cell office:value-type="float" office:value="3678" calcext:value-type="float">
            <text:p>3678</text:p>
          </table:table-cell>
          <table:table-cell table:formula="of:=[.K4]*[.M4]" office:value-type="float" office:value="11034" calcext:value-type="float">
            <text:p>11034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4" calcext:value-type="float">
            <text:p>4</text:p>
          </table:table-cell>
          <table:table-cell table:formula="of:=LOG([.M5])" office:value-type="float" office:value="2.7427251313047" calcext:value-type="float">
            <text:p>2.7427251313</text:p>
          </table:table-cell>
          <table:table-cell office:value-type="float" office:value="553" calcext:value-type="float">
            <text:p>553</text:p>
          </table:table-cell>
          <table:table-cell table:formula="of:=[.K5]*[.M5]" office:value-type="float" office:value="2212" calcext:value-type="float">
            <text:p>2212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5" calcext:value-type="float">
            <text:p>5</text:p>
          </table:table-cell>
          <table:table-cell table:formula="of:=LOG([.M6])" office:value-type="float" office:value="1.89209460269048" calcext:value-type="float">
            <text:p>1.8920946027</text:p>
          </table:table-cell>
          <table:table-cell office:value-type="float" office:value="78" calcext:value-type="float">
            <text:p>78</text:p>
          </table:table-cell>
          <table:table-cell table:formula="of:=[.K6]*[.M6]" office:value-type="float" office:value="390" calcext:value-type="float">
            <text:p>390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formula="of:=LOG([.M7])" office:value-type="float" office:value="0.903089986991943" calcext:value-type="float">
            <text:p>0.903089987</text:p>
          </table:table-cell>
          <table:table-cell office:value-type="float" office:value="8" calcext:value-type="float">
            <text:p>8</text:p>
          </table:table-cell>
          <table:table-cell table:formula="of:=[.K7]*[.M7]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7" calcext:value-type="float">
            <text:p>7</text:p>
          </table:table-cell>
          <table:table-cell table:formula="of:=LOG([.M8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K8]*[.M8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8" calcext:value-type="float">
            <text:p>8</text:p>
          </table:table-cell>
          <table:table-cell table:formula="of:=LOG([.M9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K9]*[.M9]" office:value-type="float" office:value="8" calcext:value-type="float">
            <text:p>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000-00-00</text:date>, <text:time style:data-style-name="N2" text:time-value="17:33:43.4335097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0T17:34:28.092339013</dc:date>
    <dc:creator>patrick </dc:creator>
    <meta:editing-duration>PT15M37S</meta:editing-duration>
    <meta:editing-cycles>8</meta:editing-cycles>
    <meta:generator>LibreOffice/4.3.3.2$Linux_X86_64 LibreOffice_project/430m0$Build-2</meta:generator>
    <meta:document-statistic meta:table-count="1" meta:cell-count="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877cm" svg:height="10.154cm" xlink:href=".." xlink:type="simple" chart:class="chart:bar" chart:style-name="ch1">
        <chart:plot-area chart:style-name="ch2" table:cell-range-address="'boats256.comp'.K1:'boats256.comp'.L9" chart:data-source-has-labels="column" svg:x="0.357cm" svg:y="0.203cm" svg:width="17.163cm" svg:height="9.748cm">
          <chartooo:coordinate-region svg:x="0.793cm" svg:y="0.402cm" svg:width="16.727cm" svg:height="8.902cm"/>
          <chart:axis chart:dimension="x" chart:name="primary-x" chart:style-name="ch3" chartooo:axis-type="auto">
            <chartooo:date-scale/>
            <chart:categories table:cell-range-address="'boats256.comp'.K1:'boats256.comp'.K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boats256.comp'.L1:'boats256.comp'.L9" chart:class="chart:bar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boats256.comp'.K1:'boats256.comp'.K9</svg:desc>
                </draw:g>
              </table:table-cell>
              <table:table-cell office:value-type="float" office:value="4.45006426282523">
                <text:p>4.45006426282523</text:p>
                <draw:g>
                  <svg:desc>'boats256.comp'.L1:'boats256.comp'.L9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4.84209102190496">
                <text:p>4.8420910219049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.30477048852326">
                <text:p>4.3047704885232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.56561172490206">
                <text:p>3.5656117249020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7427251313047">
                <text:p>2.742725131304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89209460269048">
                <text:p>1.8920946026904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